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0"/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19.489cm" svg:height="10.386cm" svg:x="0.267cm" svg:y="14.224cm">
            <draw:object draw:notify-on-update-of-ranges="Arkusz1.A6:Arkusz1.A32 Arkusz1.A6:Arkusz1.A32 Arkusz1.B2:Arkusz1.B2 Arkusz1.B6:Arkusz1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751cm" svg:height="11.109cm" svg:x="20.173cm" svg:y="14.363cm">
            <draw:object draw:notify-on-update-of-ranges="Arkusz1.A2:Arkusz1.A20 Arkusz1.C2:Arkusz1.C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.751cm" svg:height="11.109cm" svg:x="0.613cm" svg:y="25.682cm">
            <draw:object draw:notify-on-update-of-ranges="Arkusz1.A2:Arkusz1.A32 Arkusz1.C2:Arkusz1.C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7.91cm" svg:y="27.532cm">
            <draw:object draw:notify-on-update-of-ranges="Arkusz1.A2:Arkusz1.A6 Arkusz1.B2:Arkusz1.B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3" table:default-cell-style-name="Default"/>
        <table:table-row table:style-name="ro1">
          <table:table-cell office:value-type="string" calcext:value-type="string">
            <text:p>pią,</text:p>
          </table:table-cell>
          <table:table-cell table:number-columns-repeated="2"/>
          <table:table-cell table:style-name="ce1" office:value-type="time" office:time-value="PT14H27M05S" calcext:value-type="time">
            <text:p>14:27:05</text:p>
          </table:table-cell>
          <table:table-cell office:value-type="string" calcext:value-type="string">
            <text:p>CET</text:p>
          </table:table-cell>
          <table:table-cell table:number-columns-repeated="38"/>
        </table:table-row>
        <table:table-row table:style-name="ro1"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table:formula="of:=[.B2]/100000" office:value-type="float" office:value="0" calcext:value-type="float">
            <text:p>0</text:p>
          </table:table-cell>
          <table:table-cell office:value-type="string" calcext:value-type="string">
            <text:p>nu_m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-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oton</text:p>
          </table:table-cell>
          <table:table-cell office:value-type="float" office:value="578" calcext:value-type="float">
            <text:p>578</text:p>
          </table:table-cell>
          <table:table-cell table:number-columns-repeated="34"/>
        </table:table-row>
        <table:table-row table:style-name="ro1">
          <table:table-cell office:value-type="float" office:value="0.007" calcext:value-type="float">
            <text:p>0,007</text:p>
          </table:table-cell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office:value-type="float" office:value="0.008" calcext:value-type="float">
            <text:p>0,008</text:p>
          </table:table-cell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office:value-type="float" office:value="0.009" calcext:value-type="float">
            <text:p>0,009</text:p>
          </table:table-cell>
          <table:table-cell office:value-type="float" office:value="7" calcext:value-type="float">
            <text:p>7</text:p>
          </table:table-cell>
          <table:table-cell table:number-columns-repeated="41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31" calcext:value-type="float">
            <text:p>31</text:p>
          </table:table-cell>
          <table:table-cell table:formula="of:=[.B6]/100000" office:value-type="float" office:value="0.00031" calcext:value-type="float">
            <text:p>0,00031</text:p>
          </table:table-cell>
          <table:table-cell office:value-type="string" calcext:value-type="string">
            <text:p>nu_mu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-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proton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eutron</text:p>
          </table:table-cell>
          <table:table-cell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349" calcext:value-type="float">
            <text:p>349</text:p>
          </table:table-cell>
          <table:table-cell table:formula="of:=[.B7]/100000" office:value-type="float" office:value="0.00349" calcext:value-type="float">
            <text:p>0,00349</text:p>
          </table:table-cell>
          <table:table-cell office:value-type="string" calcext:value-type="string">
            <text:p>nu_mu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e-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ot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utron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deuteron</text:p>
          </table:table-cell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1601" calcext:value-type="float">
            <text:p>1601</text:p>
          </table:table-cell>
          <table:table-cell table:formula="of:=[.B8]/100000" office:value-type="float" office:value="0.01601" calcext:value-type="float">
            <text:p>0,01601</text:p>
          </table:table-cell>
          <table:table-cell office:value-type="string" calcext:value-type="string">
            <text:p>nu_mu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e-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ot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on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deute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i_alpha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6839" calcext:value-type="float">
            <text:p>6839</text:p>
          </table:table-cell>
          <table:table-cell table:formula="of:=[.B9]/100000" office:value-type="float" office:value="0.06839" calcext:value-type="float">
            <text:p>0,06839</text:p>
          </table:table-cell>
          <table:table-cell office:value-type="string" calcext:value-type="string">
            <text:p>nu_mu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e-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prot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on</text:p>
          </table:table-cell>
          <table:table-cell office:value-type="float" office:value="6839" calcext:value-type="float">
            <text:p>6839</text:p>
          </table:table-cell>
          <table:table-cell office:value-type="string" calcext:value-type="string">
            <text:p>deuteron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33852" calcext:value-type="float">
            <text:p>33852</text:p>
          </table:table-cell>
          <table:table-cell table:formula="of:=[.B10]/100000" office:value-type="float" office:value="0.33852" calcext:value-type="float">
            <text:p>0,33852</text:p>
          </table:table-cell>
          <table:table-cell office:value-type="string" calcext:value-type="string">
            <text:p>nu_mu</text:p>
          </table:table-cell>
          <table:table-cell office:value-type="float" office:value="9085" calcext:value-type="float">
            <text:p>9085</text:p>
          </table:table-cell>
          <table:table-cell office:value-type="string" calcext:value-type="string">
            <text:p>e-</text:p>
          </table:table-cell>
          <table:table-cell office:value-type="float" office:value="5768" calcext:value-type="float">
            <text:p>5768</text:p>
          </table:table-cell>
          <table:table-cell office:value-type="string" calcext:value-type="string">
            <text:p>prot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on</text:p>
          </table:table-cell>
          <table:table-cell office:value-type="float" office:value="33852" calcext:value-type="float">
            <text:p>33852</text:p>
          </table:table-cell>
          <table:table-cell office:value-type="string" calcext:value-type="string">
            <text:p>deute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i_alpha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44965" calcext:value-type="float">
            <text:p>144965</text:p>
          </table:table-cell>
          <table:table-cell table:formula="of:=[.B11]/100000" office:value-type="float" office:value="1.44965" calcext:value-type="float">
            <text:p>1,44965</text:p>
          </table:table-cell>
          <table:table-cell office:value-type="string" calcext:value-type="string">
            <text:p>nu_mu</text:p>
          </table:table-cell>
          <table:table-cell office:value-type="float" office:value="29432" calcext:value-type="float">
            <text:p>29432</text:p>
          </table:table-cell>
          <table:table-cell office:value-type="string" calcext:value-type="string">
            <text:p>e-</text:p>
          </table:table-cell>
          <table:table-cell office:value-type="float" office:value="4967" calcext:value-type="float">
            <text:p>4967</text:p>
          </table:table-cell>
          <table:table-cell office:value-type="string" calcext:value-type="string">
            <text:p>proton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eutron</text:p>
          </table:table-cell>
          <table:table-cell office:value-type="float" office:value="144965" calcext:value-type="float">
            <text:p>144965</text:p>
          </table:table-cell>
          <table:table-cell office:value-type="string" calcext:value-type="string">
            <text:p>deute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i_alpha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310442" calcext:value-type="float">
            <text:p>310442</text:p>
          </table:table-cell>
          <table:table-cell table:formula="of:=[.B12]/100000" office:value-type="float" office:value="3.10442" calcext:value-type="float">
            <text:p>3,10442</text:p>
          </table:table-cell>
          <table:table-cell office:value-type="string" calcext:value-type="string">
            <text:p>nu_mu</text:p>
          </table:table-cell>
          <table:table-cell office:value-type="float" office:value="57761" calcext:value-type="float">
            <text:p>57761</text:p>
          </table:table-cell>
          <table:table-cell office:value-type="string" calcext:value-type="string">
            <text:p>e-</text:p>
          </table:table-cell>
          <table:table-cell office:value-type="float" office:value="6749" calcext:value-type="float">
            <text:p>6749</text:p>
          </table:table-cell>
          <table:table-cell office:value-type="string" calcext:value-type="string">
            <text:p>pi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i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n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neutron</text:p>
          </table:table-cell>
          <table:table-cell office:value-type="float" office:value="310442" calcext:value-type="float">
            <text:p>310442</text:p>
          </table:table-cell>
          <table:table-cell office:value-type="string" calcext:value-type="string">
            <text:p>deuter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ti_alpha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507898" calcext:value-type="float">
            <text:p>507898</text:p>
          </table:table-cell>
          <table:table-cell table:formula="of:=[.B13]/100000" office:value-type="float" office:value="5.07898" calcext:value-type="float">
            <text:p>5,07898</text:p>
          </table:table-cell>
          <table:table-cell office:value-type="string" calcext:value-type="string">
            <text:p>nu_mu</text:p>
          </table:table-cell>
          <table:table-cell office:value-type="float" office:value="91495" calcext:value-type="float">
            <text:p>91495</text:p>
          </table:table-cell>
          <table:table-cell office:value-type="string" calcext:value-type="string">
            <text:p>e-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pi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pi-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roton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neutron</text:p>
          </table:table-cell>
          <table:table-cell office:value-type="float" office:value="507898" calcext:value-type="float">
            <text:p>507898</text:p>
          </table:table-cell>
          <table:table-cell office:value-type="string" calcext:value-type="string">
            <text:p>deuter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i_alpha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716120" calcext:value-type="float">
            <text:p>716120</text:p>
          </table:table-cell>
          <table:table-cell table:formula="of:=[.B14]/100000" office:value-type="float" office:value="7.1612" calcext:value-type="float">
            <text:p>7,1612</text:p>
          </table:table-cell>
          <table:table-cell office:value-type="string" calcext:value-type="string">
            <text:p>nu_mu</text:p>
          </table:table-cell>
          <table:table-cell office:value-type="float" office:value="126479" calcext:value-type="float">
            <text:p>126479</text:p>
          </table:table-cell>
          <table:table-cell office:value-type="string" calcext:value-type="string">
            <text:p>e-</text:p>
          </table:table-cell>
          <table:table-cell office:value-type="float" office:value="23679" calcext:value-type="float">
            <text:p>23679</text:p>
          </table:table-cell>
          <table:table-cell office:value-type="string" calcext:value-type="string">
            <text:p>pi0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pi-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roton</text:p>
          </table:table-cell>
          <table:table-cell office:value-type="float" office:value="28609" calcext:value-type="float">
            <text:p>28609</text:p>
          </table:table-cell>
          <table:table-cell office:value-type="string" calcext:value-type="string">
            <text:p>neutron</text:p>
          </table:table-cell>
          <table:table-cell office:value-type="float" office:value="716120" calcext:value-type="float">
            <text:p>716120</text:p>
          </table:table-cell>
          <table:table-cell office:value-type="string" calcext:value-type="string">
            <text:p>deutero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ti_H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i_alpha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924433" calcext:value-type="float">
            <text:p>924433</text:p>
          </table:table-cell>
          <table:table-cell table:formula="of:=[.B15]/100000" office:value-type="float" office:value="9.24433" calcext:value-type="float">
            <text:p>9,24433</text:p>
          </table:table-cell>
          <table:table-cell office:value-type="string" calcext:value-type="string">
            <text:p>nu_mu</text:p>
          </table:table-cell>
          <table:table-cell office:value-type="float" office:value="160123" calcext:value-type="float">
            <text:p>160123</text:p>
          </table:table-cell>
          <table:table-cell office:value-type="string" calcext:value-type="string">
            <text:p>e-</text:p>
          </table:table-cell>
          <table:table-cell office:value-type="float" office:value="29708" calcext:value-type="float">
            <text:p>29708</text:p>
          </table:table-cell>
          <table:table-cell office:value-type="string" calcext:value-type="string">
            <text:p>pi0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pi-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proton</text:p>
          </table:table-cell>
          <table:table-cell office:value-type="float" office:value="39158" calcext:value-type="float">
            <text:p>39158</text:p>
          </table:table-cell>
          <table:table-cell office:value-type="string" calcext:value-type="string">
            <text:p>neutron</text:p>
          </table:table-cell>
          <table:table-cell office:value-type="float" office:value="924433" calcext:value-type="float">
            <text:p>924433</text:p>
          </table:table-cell>
          <table:table-cell office:value-type="string" calcext:value-type="string">
            <text:p>deuteron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nti_H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_alpha</text:p>
          </table:table-cell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135011" calcext:value-type="float">
            <text:p>1135011</text:p>
          </table:table-cell>
          <table:table-cell table:formula="of:=[.B16]/100000" office:value-type="float" office:value="11.35011" calcext:value-type="float">
            <text:p>11,35011</text:p>
          </table:table-cell>
          <table:table-cell office:value-type="string" calcext:value-type="string">
            <text:p>nu_mu</text:p>
          </table:table-cell>
          <table:table-cell office:value-type="float" office:value="193197" calcext:value-type="float">
            <text:p>193197</text:p>
          </table:table-cell>
          <table:table-cell office:value-type="string" calcext:value-type="string">
            <text:p>e-</text:p>
          </table:table-cell>
          <table:table-cell office:value-type="float" office:value="32424" calcext:value-type="float">
            <text:p>32424</text:p>
          </table:table-cell>
          <table:table-cell office:value-type="string" calcext:value-type="string">
            <text:p>pi0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pi-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proton</text:p>
          </table:table-cell>
          <table:table-cell office:value-type="float" office:value="45801" calcext:value-type="float">
            <text:p>45801</text:p>
          </table:table-cell>
          <table:table-cell office:value-type="string" calcext:value-type="string">
            <text:p>neutron</text:p>
          </table:table-cell>
          <table:table-cell office:value-type="float" office:value="1135011" calcext:value-type="float">
            <text:p>1135011</text:p>
          </table:table-cell>
          <table:table-cell office:value-type="string" calcext:value-type="string">
            <text:p>deuteron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trit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ti_alpha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5629" calcext:value-type="float">
            <text:p>1685629</text:p>
          </table:table-cell>
          <table:table-cell table:formula="of:=[.B17]/100000" office:value-type="float" office:value="16.85629" calcext:value-type="float">
            <text:p>16,85629</text:p>
          </table:table-cell>
          <table:table-cell office:value-type="string" calcext:value-type="string">
            <text:p>nu_mu</text:p>
          </table:table-cell>
          <table:table-cell office:value-type="float" office:value="285614" calcext:value-type="float">
            <text:p>285614</text:p>
          </table:table-cell>
          <table:table-cell office:value-type="string" calcext:value-type="string">
            <text:p>e-</text:p>
          </table:table-cell>
          <table:table-cell office:value-type="float" office:value="35968" calcext:value-type="float">
            <text:p>35968</text:p>
          </table:table-cell>
          <table:table-cell office:value-type="string" calcext:value-type="string">
            <text:p>pi0</text:p>
          </table:table-cell>
          <table:table-cell office:value-type="float" office:value="9402" calcext:value-type="float">
            <text:p>9402</text:p>
          </table:table-cell>
          <table:table-cell office:value-type="string" calcext:value-type="string">
            <text:p>pi-</text:p>
          </table:table-cell>
          <table:table-cell office:value-type="float" office:value="5541" calcext:value-type="float">
            <text:p>5541</text:p>
          </table:table-cell>
          <table:table-cell office:value-type="string" calcext:value-type="string">
            <text:p>proton</text:p>
          </table:table-cell>
          <table:table-cell office:value-type="float" office:value="54641" calcext:value-type="float">
            <text:p>54641</text:p>
          </table:table-cell>
          <table:table-cell office:value-type="string" calcext:value-type="string">
            <text:p>neutron</text:p>
          </table:table-cell>
          <table:table-cell office:value-type="float" office:value="1685629" calcext:value-type="float">
            <text:p>1685629</text:p>
          </table:table-cell>
          <table:table-cell office:value-type="string" calcext:value-type="string">
            <text:p>deuteron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anti_H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t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ti_alpha</text:p>
          </table:table-cell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table:style-name="ce2" office:value-type="float" office:value="1.5" calcext:value-type="float">
            <text:p>1,5</text:p>
          </table:table-cell>
          <table:table-cell office:value-type="float" office:value="2343340" calcext:value-type="float">
            <text:p>2343340</text:p>
          </table:table-cell>
          <table:table-cell table:formula="of:=[.B18]/100000" office:value-type="float" office:value="23.4334" calcext:value-type="float">
            <text:p>23,4334</text:p>
          </table:table-cell>
          <table:table-cell office:value-type="string" calcext:value-type="string">
            <text:p>nu_mu</text:p>
          </table:table-cell>
          <table:table-cell office:value-type="float" office:value="403867" calcext:value-type="float">
            <text:p>403867</text:p>
          </table:table-cell>
          <table:table-cell office:value-type="string" calcext:value-type="string">
            <text:p>e-</text:p>
          </table:table-cell>
          <table:table-cell office:value-type="float" office:value="48128" calcext:value-type="float">
            <text:p>48128</text:p>
          </table:table-cell>
          <table:table-cell office:value-type="string" calcext:value-type="string">
            <text:p>pi0</text:p>
          </table:table-cell>
          <table:table-cell office:value-type="float" office:value="17526" calcext:value-type="float">
            <text:p>17526</text:p>
          </table:table-cell>
          <table:table-cell office:value-type="string" calcext:value-type="string">
            <text:p>pi-</text:p>
          </table:table-cell>
          <table:table-cell office:value-type="float" office:value="13272" calcext:value-type="float">
            <text:p>13272</text:p>
          </table:table-cell>
          <table:table-cell office:value-type="string" calcext:value-type="string">
            <text:p>kaon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on0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ton</text:p>
          </table:table-cell>
          <table:table-cell office:value-type="float" office:value="73338" calcext:value-type="float">
            <text:p>73338</text:p>
          </table:table-cell>
          <table:table-cell office:value-type="string" calcext:value-type="string">
            <text:p>neutron</text:p>
          </table:table-cell>
          <table:table-cell office:value-type="float" office:value="2343340" calcext:value-type="float">
            <text:p>2343340</text:p>
          </table:table-cell>
          <table:table-cell office:value-type="string" calcext:value-type="string">
            <text:p>lamb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gma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anti_He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t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nti_alpha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87728" calcext:value-type="float">
            <text:p>2887728</text:p>
          </table:table-cell>
          <table:table-cell table:formula="of:=[.B19]/100000" office:value-type="float" office:value="28.87728" calcext:value-type="float">
            <text:p>28,87728</text:p>
          </table:table-cell>
          <table:table-cell office:value-type="string" calcext:value-type="string">
            <text:p>nu_mu</text:p>
          </table:table-cell>
          <table:table-cell office:value-type="float" office:value="511516" calcext:value-type="float">
            <text:p>511516</text:p>
          </table:table-cell>
          <table:table-cell office:value-type="string" calcext:value-type="string">
            <text:p>e-</text:p>
          </table:table-cell>
          <table:table-cell office:value-type="float" office:value="60859" calcext:value-type="float">
            <text:p>60859</text:p>
          </table:table-cell>
          <table:table-cell office:value-type="string" calcext:value-type="string">
            <text:p>pi0</text:p>
          </table:table-cell>
          <table:table-cell office:value-type="float" office:value="26043" calcext:value-type="float">
            <text:p>26043</text:p>
          </table:table-cell>
          <table:table-cell office:value-type="string" calcext:value-type="string">
            <text:p>pi-</text:p>
          </table:table-cell>
          <table:table-cell office:value-type="float" office:value="21475" calcext:value-type="float">
            <text:p>21475</text:p>
          </table:table-cell>
          <table:table-cell office:value-type="string" calcext:value-type="string">
            <text:p>kaon-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aon0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oton</text:p>
          </table:table-cell>
          <table:table-cell office:value-type="float" office:value="92721" calcext:value-type="float">
            <text:p>92721</text:p>
          </table:table-cell>
          <table:table-cell office:value-type="string" calcext:value-type="string">
            <text:p>neutron</text:p>
          </table:table-cell>
          <table:table-cell office:value-type="float" office:value="2887728" calcext:value-type="float">
            <text:p>2887728</text:p>
          </table:table-cell>
          <table:table-cell office:value-type="string" calcext:value-type="string">
            <text:p>lambd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gma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gma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gma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</text:p>
          </table:table-cell>
          <table:table-cell office:value-type="float" office:value="4413" calcext:value-type="float">
            <text:p>4413</text:p>
          </table:table-cell>
          <table:table-cell office:value-type="string" calcext:value-type="string">
            <text:p>anti_H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ton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nti_alpha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82458" calcext:value-type="float">
            <text:p>3782458</text:p>
          </table:table-cell>
          <table:table-cell table:formula="of:=[.B20]/100000" office:value-type="float" office:value="37.82458" calcext:value-type="float">
            <text:p>37,82458</text:p>
          </table:table-cell>
          <table:table-cell office:value-type="string" calcext:value-type="string">
            <text:p>nu_mu</text:p>
          </table:table-cell>
          <table:table-cell office:value-type="float" office:value="705686" calcext:value-type="float">
            <text:p>705686</text:p>
          </table:table-cell>
          <table:table-cell office:value-type="string" calcext:value-type="string">
            <text:p>e-</text:p>
          </table:table-cell>
          <table:table-cell office:value-type="float" office:value="86428" calcext:value-type="float">
            <text:p>86428</text:p>
          </table:table-cell>
          <table:table-cell office:value-type="string" calcext:value-type="string">
            <text:p>pi0</text:p>
          </table:table-cell>
          <table:table-cell office:value-type="float" office:value="42163" calcext:value-type="float">
            <text:p>42163</text:p>
          </table:table-cell>
          <table:table-cell office:value-type="string" calcext:value-type="string">
            <text:p>pi-</text:p>
          </table:table-cell>
          <table:table-cell office:value-type="float" office:value="39104" calcext:value-type="float">
            <text:p>39104</text:p>
          </table:table-cell>
          <table:table-cell office:value-type="string" calcext:value-type="string">
            <text:p>kaon-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kaon0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proton</text:p>
          </table:table-cell>
          <table:table-cell office:value-type="float" office:value="127357" calcext:value-type="float">
            <text:p>127357</text:p>
          </table:table-cell>
          <table:table-cell office:value-type="string" calcext:value-type="string">
            <text:p>neutron</text:p>
          </table:table-cell>
          <table:table-cell office:value-type="float" office:value="3782458" calcext:value-type="float">
            <text:p>3782458</text:p>
          </table:table-cell>
          <table:table-cell office:value-type="string" calcext:value-type="string">
            <text:p>lambd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igma+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igma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igma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uteron</text:p>
          </table:table-cell>
          <table:table-cell office:value-type="float" office:value="8224" calcext:value-type="float">
            <text:p>8224</text:p>
          </table:table-cell>
          <table:table-cell office:value-type="string" calcext:value-type="string">
            <text:p>anti_He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iton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anti_alpha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99911" calcext:value-type="float">
            <text:p>4599911</text:p>
          </table:table-cell>
          <table:table-cell table:formula="of:=[.B21]/100000" office:value-type="float" office:value="45.99911" calcext:value-type="float">
            <text:p>45,99911</text:p>
          </table:table-cell>
          <table:table-cell office:value-type="string" calcext:value-type="string">
            <text:p>nu_mu</text:p>
          </table:table-cell>
          <table:table-cell office:value-type="float" office:value="886660" calcext:value-type="float">
            <text:p>886660</text:p>
          </table:table-cell>
          <table:table-cell office:value-type="string" calcext:value-type="string">
            <text:p>e-</text:p>
          </table:table-cell>
          <table:table-cell office:value-type="float" office:value="109565" calcext:value-type="float">
            <text:p>109565</text:p>
          </table:table-cell>
          <table:table-cell office:value-type="string" calcext:value-type="string">
            <text:p>pi0</text:p>
          </table:table-cell>
          <table:table-cell office:value-type="float" office:value="59888" calcext:value-type="float">
            <text:p>59888</text:p>
          </table:table-cell>
          <table:table-cell office:value-type="string" calcext:value-type="string">
            <text:p>pi-</text:p>
          </table:table-cell>
          <table:table-cell office:value-type="float" office:value="58809" calcext:value-type="float">
            <text:p>58809</text:p>
          </table:table-cell>
          <table:table-cell office:value-type="string" calcext:value-type="string">
            <text:p>kaon-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kaon0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et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roton</text:p>
          </table:table-cell>
          <table:table-cell office:value-type="float" office:value="154008" calcext:value-type="float">
            <text:p>154008</text:p>
          </table:table-cell>
          <table:table-cell office:value-type="string" calcext:value-type="string">
            <text:p>neutron</text:p>
          </table:table-cell>
          <table:table-cell office:value-type="float" office:value="4599911" calcext:value-type="float">
            <text:p>4599911</text:p>
          </table:table-cell>
          <table:table-cell office:value-type="string" calcext:value-type="string">
            <text:p>eta_pr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mbda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igma+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gma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sigma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uteron</text:p>
          </table:table-cell>
          <table:table-cell office:value-type="float" office:value="10493" calcext:value-type="float">
            <text:p>10493</text:p>
          </table:table-cell>
          <table:table-cell office:value-type="string" calcext:value-type="string">
            <text:p>anti_He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iton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anti_alpha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69368" calcext:value-type="float">
            <text:p>5369368</text:p>
          </table:table-cell>
          <table:table-cell table:formula="of:=[.B22]/100000" office:value-type="float" office:value="53.69368" calcext:value-type="float">
            <text:p>53,69368</text:p>
          </table:table-cell>
          <table:table-cell office:value-type="string" calcext:value-type="string">
            <text:p>nu_mu</text:p>
          </table:table-cell>
          <table:table-cell office:value-type="float" office:value="1055025" calcext:value-type="float">
            <text:p>1055025</text:p>
          </table:table-cell>
          <table:table-cell office:value-type="string" calcext:value-type="string">
            <text:p>e-</text:p>
          </table:table-cell>
          <table:table-cell office:value-type="float" office:value="132725" calcext:value-type="float">
            <text:p>132725</text:p>
          </table:table-cell>
          <table:table-cell office:value-type="string" calcext:value-type="string">
            <text:p>pi0</text:p>
          </table:table-cell>
          <table:table-cell office:value-type="float" office:value="83403" calcext:value-type="float">
            <text:p>83403</text:p>
          </table:table-cell>
          <table:table-cell office:value-type="string" calcext:value-type="string">
            <text:p>pi-</text:p>
          </table:table-cell>
          <table:table-cell office:value-type="float" office:value="84556" calcext:value-type="float">
            <text:p>84556</text:p>
          </table:table-cell>
          <table:table-cell office:value-type="string" calcext:value-type="string">
            <text:p>kaon-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kaon0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eta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proton</text:p>
          </table:table-cell>
          <table:table-cell office:value-type="float" office:value="180036" calcext:value-type="float">
            <text:p>180036</text:p>
          </table:table-cell>
          <table:table-cell office:value-type="string" calcext:value-type="string">
            <text:p>neutron</text:p>
          </table:table-cell>
          <table:table-cell office:value-type="float" office:value="5369368" calcext:value-type="float">
            <text:p>5369368</text:p>
          </table:table-cell>
          <table:table-cell office:value-type="string" calcext:value-type="string">
            <text:p>eta_prim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ambda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sigma+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gma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igma-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uteron</text:p>
          </table:table-cell>
          <table:table-cell office:value-type="float" office:value="10494" calcext:value-type="float">
            <text:p>10494</text:p>
          </table:table-cell>
          <table:table-cell office:value-type="string" calcext:value-type="string">
            <text:p>anti_He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iton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anti_alpha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71212" calcext:value-type="float">
            <text:p>6071212</text:p>
          </table:table-cell>
          <table:table-cell table:formula="of:=[.B23]/100000" office:value-type="float" office:value="60.71212" calcext:value-type="float">
            <text:p>60,71212</text:p>
          </table:table-cell>
          <table:table-cell office:value-type="string" calcext:value-type="string">
            <text:p>nu_mu</text:p>
          </table:table-cell>
          <table:table-cell office:value-type="float" office:value="1208839" calcext:value-type="float">
            <text:p>1208839</text:p>
          </table:table-cell>
          <table:table-cell office:value-type="string" calcext:value-type="string">
            <text:p>e-</text:p>
          </table:table-cell>
          <table:table-cell office:value-type="float" office:value="157205" calcext:value-type="float">
            <text:p>157205</text:p>
          </table:table-cell>
          <table:table-cell office:value-type="string" calcext:value-type="string">
            <text:p>pi0</text:p>
          </table:table-cell>
          <table:table-cell office:value-type="float" office:value="113245" calcext:value-type="float">
            <text:p>113245</text:p>
          </table:table-cell>
          <table:table-cell office:value-type="string" calcext:value-type="string">
            <text:p>pi-</text:p>
          </table:table-cell>
          <table:table-cell office:value-type="float" office:value="118309" calcext:value-type="float">
            <text:p>118309</text:p>
          </table:table-cell>
          <table:table-cell office:value-type="string" calcext:value-type="string">
            <text:p>kaon-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kaon0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eta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proton</text:p>
          </table:table-cell>
          <table:table-cell office:value-type="float" office:value="204438" calcext:value-type="float">
            <text:p>204438</text:p>
          </table:table-cell>
          <table:table-cell office:value-type="string" calcext:value-type="string">
            <text:p>neutron</text:p>
          </table:table-cell>
          <table:table-cell office:value-type="float" office:value="6071212" calcext:value-type="float">
            <text:p>6071212</text:p>
          </table:table-cell>
          <table:table-cell office:value-type="string" calcext:value-type="string">
            <text:p>eta_prim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lambda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sigma+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igma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igma-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i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</text:p>
          </table:table-cell>
          <table:table-cell office:value-type="float" office:value="8263" calcext:value-type="float">
            <text:p>8263</text:p>
          </table:table-cell>
          <table:table-cell office:value-type="string" calcext:value-type="string">
            <text:p>anti_He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iton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anti_alpha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69244" calcext:value-type="float">
            <text:p>6669244</text:p>
          </table:table-cell>
          <table:table-cell table:formula="of:=[.B24]/100000" office:value-type="float" office:value="66.69244" calcext:value-type="float">
            <text:p>66,69244</text:p>
          </table:table-cell>
          <table:table-cell office:value-type="string" calcext:value-type="string">
            <text:p>nu_mu</text:p>
          </table:table-cell>
          <table:table-cell office:value-type="float" office:value="1344402" calcext:value-type="float">
            <text:p>1344402</text:p>
          </table:table-cell>
          <table:table-cell office:value-type="string" calcext:value-type="string">
            <text:p>e-</text:p>
          </table:table-cell>
          <table:table-cell office:value-type="float" office:value="181025" calcext:value-type="float">
            <text:p>181025</text:p>
          </table:table-cell>
          <table:table-cell office:value-type="string" calcext:value-type="string">
            <text:p>pi0</text:p>
          </table:table-cell>
          <table:table-cell office:value-type="float" office:value="139184" calcext:value-type="float">
            <text:p>139184</text:p>
          </table:table-cell>
          <table:table-cell office:value-type="string" calcext:value-type="string">
            <text:p>pi-</text:p>
          </table:table-cell>
          <table:table-cell office:value-type="float" office:value="149259" calcext:value-type="float">
            <text:p>149259</text:p>
          </table:table-cell>
          <table:table-cell office:value-type="string" calcext:value-type="string">
            <text:p>kaon-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kaon0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eta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proton</text:p>
          </table:table-cell>
          <table:table-cell office:value-type="float" office:value="230211" calcext:value-type="float">
            <text:p>230211</text:p>
          </table:table-cell>
          <table:table-cell office:value-type="string" calcext:value-type="string">
            <text:p>neutron</text:p>
          </table:table-cell>
          <table:table-cell office:value-type="float" office:value="6669244" calcext:value-type="float">
            <text:p>6669244</text:p>
          </table:table-cell>
          <table:table-cell office:value-type="string" calcext:value-type="string">
            <text:p>eta_prime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lambda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sigma+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igma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igma-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uteron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anti_He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ito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ti_alpha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13370" calcext:value-type="float">
            <text:p>7213370</text:p>
          </table:table-cell>
          <table:table-cell table:formula="of:=[.B25]/100000" office:value-type="float" office:value="72.1337" calcext:value-type="float">
            <text:p>72,1337</text:p>
          </table:table-cell>
          <table:table-cell office:value-type="string" calcext:value-type="string">
            <text:p>nu_mu</text:p>
          </table:table-cell>
          <table:table-cell office:value-type="float" office:value="1475449" calcext:value-type="float">
            <text:p>1475449</text:p>
          </table:table-cell>
          <table:table-cell office:value-type="string" calcext:value-type="string">
            <text:p>e-</text:p>
          </table:table-cell>
          <table:table-cell office:value-type="float" office:value="202895" calcext:value-type="float">
            <text:p>202895</text:p>
          </table:table-cell>
          <table:table-cell office:value-type="string" calcext:value-type="string">
            <text:p>pi0</text:p>
          </table:table-cell>
          <table:table-cell office:value-type="float" office:value="162923" calcext:value-type="float">
            <text:p>162923</text:p>
          </table:table-cell>
          <table:table-cell office:value-type="string" calcext:value-type="string">
            <text:p>pi-</text:p>
          </table:table-cell>
          <table:table-cell office:value-type="float" office:value="178342" calcext:value-type="float">
            <text:p>178342</text:p>
          </table:table-cell>
          <table:table-cell office:value-type="string" calcext:value-type="string">
            <text:p>kaon-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kaon0S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eta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proton</text:p>
          </table:table-cell>
          <table:table-cell office:value-type="float" office:value="251659" calcext:value-type="float">
            <text:p>251659</text:p>
          </table:table-cell>
          <table:table-cell office:value-type="string" calcext:value-type="string">
            <text:p>neutron</text:p>
          </table:table-cell>
          <table:table-cell office:value-type="float" office:value="7213370" calcext:value-type="float">
            <text:p>7213370</text:p>
          </table:table-cell>
          <table:table-cell office:value-type="string" calcext:value-type="string">
            <text:p>eta_prim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lambda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sigma+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igma0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sigma-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euteron</text:p>
          </table:table-cell>
          <table:table-cell office:value-type="float" office:value="8616" calcext:value-type="float">
            <text:p>8616</text:p>
          </table:table-cell>
          <table:table-cell office:value-type="string" calcext:value-type="string">
            <text:p>anti_He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iton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anti_alpha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32371" calcext:value-type="float">
            <text:p>7732371</text:p>
          </table:table-cell>
          <table:table-cell table:formula="of:=[.B26]/100000" office:value-type="float" office:value="77.32371" calcext:value-type="float">
            <text:p>77,32371</text:p>
          </table:table-cell>
          <table:table-cell office:value-type="string" calcext:value-type="string">
            <text:p>nu_mu</text:p>
          </table:table-cell>
          <table:table-cell office:value-type="float" office:value="1605573" calcext:value-type="float">
            <text:p>1605573</text:p>
          </table:table-cell>
          <table:table-cell office:value-type="string" calcext:value-type="string">
            <text:p>e-</text:p>
          </table:table-cell>
          <table:table-cell office:value-type="float" office:value="222779" calcext:value-type="float">
            <text:p>222779</text:p>
          </table:table-cell>
          <table:table-cell office:value-type="string" calcext:value-type="string">
            <text:p>pi0</text:p>
          </table:table-cell>
          <table:table-cell office:value-type="float" office:value="184822" calcext:value-type="float">
            <text:p>184822</text:p>
          </table:table-cell>
          <table:table-cell office:value-type="string" calcext:value-type="string">
            <text:p>pi-</text:p>
          </table:table-cell>
          <table:table-cell office:value-type="float" office:value="204751" calcext:value-type="float">
            <text:p>204751</text:p>
          </table:table-cell>
          <table:table-cell office:value-type="string" calcext:value-type="string">
            <text:p>kaon-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kaon0S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eta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proton</text:p>
          </table:table-cell>
          <table:table-cell office:value-type="float" office:value="271260" calcext:value-type="float">
            <text:p>271260</text:p>
          </table:table-cell>
          <table:table-cell office:value-type="string" calcext:value-type="string">
            <text:p>neutron</text:p>
          </table:table-cell>
          <table:table-cell office:value-type="float" office:value="7732371" calcext:value-type="float">
            <text:p>7732371</text:p>
          </table:table-cell>
          <table:table-cell office:value-type="string" calcext:value-type="string">
            <text:p>eta_prime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lambda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sigma+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igma0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sigma-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xi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</text:p>
          </table:table-cell>
          <table:table-cell office:value-type="float" office:value="9295" calcext:value-type="float">
            <text:p>9295</text:p>
          </table:table-cell>
          <table:table-cell office:value-type="string" calcext:value-type="string">
            <text:p>anti_He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iton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anti_alpha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48030" calcext:value-type="float">
            <text:p>8248030</text:p>
          </table:table-cell>
          <table:table-cell table:formula="of:=[.B27]/100000" office:value-type="float" office:value="82.4803" calcext:value-type="float">
            <text:p>82,4803</text:p>
          </table:table-cell>
          <table:table-cell office:value-type="string" calcext:value-type="string">
            <text:p>nu_mu</text:p>
          </table:table-cell>
          <table:table-cell office:value-type="float" office:value="1735076" calcext:value-type="float">
            <text:p>1735076</text:p>
          </table:table-cell>
          <table:table-cell office:value-type="string" calcext:value-type="string">
            <text:p>e-</text:p>
          </table:table-cell>
          <table:table-cell office:value-type="float" office:value="242367" calcext:value-type="float">
            <text:p>242367</text:p>
          </table:table-cell>
          <table:table-cell office:value-type="string" calcext:value-type="string">
            <text:p>pi0</text:p>
          </table:table-cell>
          <table:table-cell office:value-type="float" office:value="206615" calcext:value-type="float">
            <text:p>206615</text:p>
          </table:table-cell>
          <table:table-cell office:value-type="string" calcext:value-type="string">
            <text:p>pi-</text:p>
          </table:table-cell>
          <table:table-cell office:value-type="float" office:value="230249" calcext:value-type="float">
            <text:p>230249</text:p>
          </table:table-cell>
          <table:table-cell office:value-type="string" calcext:value-type="string">
            <text:p>kaon-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kaon0S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eta</text:p>
          </table:table-cell>
          <table:table-cell office:value-type="float" office:value="4968" calcext:value-type="float">
            <text:p>4968</text:p>
          </table:table-cell>
          <table:table-cell office:value-type="string" calcext:value-type="string">
            <text:p>proton</text:p>
          </table:table-cell>
          <table:table-cell office:value-type="float" office:value="289683" calcext:value-type="float">
            <text:p>289683</text:p>
          </table:table-cell>
          <table:table-cell office:value-type="string" calcext:value-type="string">
            <text:p>neutron</text:p>
          </table:table-cell>
          <table:table-cell office:value-type="float" office:value="8248030" calcext:value-type="float">
            <text:p>8248030</text:p>
          </table:table-cell>
          <table:table-cell office:value-type="string" calcext:value-type="string">
            <text:p>eta_prime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lambd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igma+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igma0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sigma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i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</text:p>
          </table:table-cell>
          <table:table-cell office:value-type="float" office:value="10055" calcext:value-type="float">
            <text:p>10055</text:p>
          </table:table-cell>
          <table:table-cell office:value-type="string" calcext:value-type="string">
            <text:p>anti_He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iton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anti_alpha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733396" calcext:value-type="float">
            <text:p>8733396</text:p>
          </table:table-cell>
          <table:table-cell table:formula="of:=[.B28]/100000" office:value-type="float" office:value="87.33396" calcext:value-type="float">
            <text:p>87,33396</text:p>
          </table:table-cell>
          <table:table-cell office:value-type="string" calcext:value-type="string">
            <text:p>nu_mu</text:p>
          </table:table-cell>
          <table:table-cell office:value-type="float" office:value="1866236" calcext:value-type="float">
            <text:p>1866236</text:p>
          </table:table-cell>
          <table:table-cell office:value-type="string" calcext:value-type="string">
            <text:p>e-</text:p>
          </table:table-cell>
          <table:table-cell office:value-type="float" office:value="261790" calcext:value-type="float">
            <text:p>261790</text:p>
          </table:table-cell>
          <table:table-cell office:value-type="string" calcext:value-type="string">
            <text:p>pi0</text:p>
          </table:table-cell>
          <table:table-cell office:value-type="float" office:value="227647" calcext:value-type="float">
            <text:p>227647</text:p>
          </table:table-cell>
          <table:table-cell office:value-type="string" calcext:value-type="string">
            <text:p>pi-</text:p>
          </table:table-cell>
          <table:table-cell office:value-type="float" office:value="255457" calcext:value-type="float">
            <text:p>255457</text:p>
          </table:table-cell>
          <table:table-cell office:value-type="string" calcext:value-type="string">
            <text:p>kaon-</text:p>
          </table:table-cell>
          <table:table-cell office:value-type="float" office:value="2229" calcext:value-type="float">
            <text:p>2229</text:p>
          </table:table-cell>
          <table:table-cell office:value-type="string" calcext:value-type="string">
            <text:p>kaon0S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eta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proton</text:p>
          </table:table-cell>
          <table:table-cell office:value-type="float" office:value="305750" calcext:value-type="float">
            <text:p>305750</text:p>
          </table:table-cell>
          <table:table-cell office:value-type="string" calcext:value-type="string">
            <text:p>neutron</text:p>
          </table:table-cell>
          <table:table-cell office:value-type="float" office:value="8733396" calcext:value-type="float">
            <text:p>8733396</text:p>
          </table:table-cell>
          <table:table-cell office:value-type="string" calcext:value-type="string">
            <text:p>eta_prime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lambda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sigma+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igma0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sigma-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xi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</text:p>
          </table:table-cell>
          <table:table-cell office:value-type="float" office:value="10850" calcext:value-type="float">
            <text:p>10850</text:p>
          </table:table-cell>
          <table:table-cell office:value-type="string" calcext:value-type="string">
            <text:p>anti_He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riton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anti_alpha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30493" calcext:value-type="float">
            <text:p>9230493</text:p>
          </table:table-cell>
          <table:table-cell table:formula="of:=[.B29]/100000" office:value-type="float" office:value="92.30493" calcext:value-type="float">
            <text:p>92,30493</text:p>
          </table:table-cell>
          <table:table-cell office:value-type="string" calcext:value-type="string">
            <text:p>nu_mu</text:p>
          </table:table-cell>
          <table:table-cell office:value-type="float" office:value="1993423" calcext:value-type="float">
            <text:p>1993423</text:p>
          </table:table-cell>
          <table:table-cell office:value-type="string" calcext:value-type="string">
            <text:p>e-</text:p>
          </table:table-cell>
          <table:table-cell office:value-type="float" office:value="280049" calcext:value-type="float">
            <text:p>280049</text:p>
          </table:table-cell>
          <table:table-cell office:value-type="string" calcext:value-type="string">
            <text:p>pi0</text:p>
          </table:table-cell>
          <table:table-cell office:value-type="float" office:value="246826" calcext:value-type="float">
            <text:p>246826</text:p>
          </table:table-cell>
          <table:table-cell office:value-type="string" calcext:value-type="string">
            <text:p>pi-</text:p>
          </table:table-cell>
          <table:table-cell office:value-type="float" office:value="277663" calcext:value-type="float">
            <text:p>277663</text:p>
          </table:table-cell>
          <table:table-cell office:value-type="string" calcext:value-type="string">
            <text:p>kaon-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kaon0S</text:p>
          </table:table-cell>
          <table:table-cell office:value-type="float" office:value="3683" calcext:value-type="float">
            <text:p>3683</text:p>
          </table:table-cell>
          <table:table-cell office:value-type="string" calcext:value-type="string">
            <text:p>eta</text:p>
          </table:table-cell>
          <table:table-cell office:value-type="float" office:value="6752" calcext:value-type="float">
            <text:p>6752</text:p>
          </table:table-cell>
          <table:table-cell office:value-type="string" calcext:value-type="string">
            <text:p>proton</text:p>
          </table:table-cell>
          <table:table-cell office:value-type="float" office:value="321210" calcext:value-type="float">
            <text:p>321210</text:p>
          </table:table-cell>
          <table:table-cell office:value-type="string" calcext:value-type="string">
            <text:p>neutron</text:p>
          </table:table-cell>
          <table:table-cell office:value-type="float" office:value="9230493" calcext:value-type="float">
            <text:p>9230493</text:p>
          </table:table-cell>
          <table:table-cell office:value-type="string" calcext:value-type="string">
            <text:p>eta_prime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lambda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sigma+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sigma0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sigma-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xi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i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</text:p>
          </table:table-cell>
          <table:table-cell office:value-type="float" office:value="11648" calcext:value-type="float">
            <text:p>11648</text:p>
          </table:table-cell>
          <table:table-cell office:value-type="string" calcext:value-type="string">
            <text:p>anti_He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iton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anti_alpha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82176" calcext:value-type="float">
            <text:p>9682176</text:p>
          </table:table-cell>
          <table:table-cell table:formula="of:=[.B30]/100000" office:value-type="float" office:value="96.82176" calcext:value-type="float">
            <text:p>96,82176</text:p>
          </table:table-cell>
          <table:table-cell office:value-type="string" calcext:value-type="string">
            <text:p>nu_mu</text:p>
          </table:table-cell>
          <table:table-cell office:value-type="float" office:value="2111115" calcext:value-type="float">
            <text:p>2111115</text:p>
          </table:table-cell>
          <table:table-cell office:value-type="string" calcext:value-type="string">
            <text:p>e-</text:p>
          </table:table-cell>
          <table:table-cell office:value-type="float" office:value="297029" calcext:value-type="float">
            <text:p>297029</text:p>
          </table:table-cell>
          <table:table-cell office:value-type="string" calcext:value-type="string">
            <text:p>pi0</text:p>
          </table:table-cell>
          <table:table-cell office:value-type="float" office:value="264373" calcext:value-type="float">
            <text:p>264373</text:p>
          </table:table-cell>
          <table:table-cell office:value-type="string" calcext:value-type="string">
            <text:p>pi-</text:p>
          </table:table-cell>
          <table:table-cell office:value-type="float" office:value="299974" calcext:value-type="float">
            <text:p>299974</text:p>
          </table:table-cell>
          <table:table-cell office:value-type="string" calcext:value-type="string">
            <text:p>kaon-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kaon0S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eta</text:p>
          </table:table-cell>
          <table:table-cell office:value-type="float" office:value="7689" calcext:value-type="float">
            <text:p>7689</text:p>
          </table:table-cell>
          <table:table-cell office:value-type="string" calcext:value-type="string">
            <text:p>proton</text:p>
          </table:table-cell>
          <table:table-cell office:value-type="float" office:value="336175" calcext:value-type="float">
            <text:p>336175</text:p>
          </table:table-cell>
          <table:table-cell office:value-type="string" calcext:value-type="string">
            <text:p>neutron</text:p>
          </table:table-cell>
          <table:table-cell office:value-type="float" office:value="9682176" calcext:value-type="float">
            <text:p>9682176</text:p>
          </table:table-cell>
          <table:table-cell office:value-type="string" calcext:value-type="string">
            <text:p>eta_prime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lambda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sigma+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igma0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sigma-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xi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</text:p>
          </table:table-cell>
          <table:table-cell office:value-type="float" office:value="12465" calcext:value-type="float">
            <text:p>12465</text:p>
          </table:table-cell>
          <table:table-cell office:value-type="string" calcext:value-type="string">
            <text:p>anti_He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iton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anti_alpha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173109" calcext:value-type="float">
            <text:p>10173109</text:p>
          </table:table-cell>
          <table:table-cell table:formula="of:=[.B31]/100000" office:value-type="float" office:value="101.73109" calcext:value-type="float">
            <text:p>101,73109</text:p>
          </table:table-cell>
          <table:table-cell office:value-type="string" calcext:value-type="string">
            <text:p>nu_mu</text:p>
          </table:table-cell>
          <table:table-cell office:value-type="float" office:value="2243966" calcext:value-type="float">
            <text:p>2243966</text:p>
          </table:table-cell>
          <table:table-cell office:value-type="string" calcext:value-type="string">
            <text:p>e-</text:p>
          </table:table-cell>
          <table:table-cell office:value-type="float" office:value="315463" calcext:value-type="float">
            <text:p>315463</text:p>
          </table:table-cell>
          <table:table-cell office:value-type="string" calcext:value-type="string">
            <text:p>pi0</text:p>
          </table:table-cell>
          <table:table-cell office:value-type="float" office:value="281390" calcext:value-type="float">
            <text:p>281390</text:p>
          </table:table-cell>
          <table:table-cell office:value-type="string" calcext:value-type="string">
            <text:p>pi-</text:p>
          </table:table-cell>
          <table:table-cell office:value-type="float" office:value="320945" calcext:value-type="float">
            <text:p>320945</text:p>
          </table:table-cell>
          <table:table-cell office:value-type="string" calcext:value-type="string">
            <text:p>kaon-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kaon0S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eta</text:p>
          </table:table-cell>
          <table:table-cell office:value-type="float" office:value="8337" calcext:value-type="float">
            <text:p>8337</text:p>
          </table:table-cell>
          <table:table-cell office:value-type="string" calcext:value-type="string">
            <text:p>proton</text:p>
          </table:table-cell>
          <table:table-cell office:value-type="float" office:value="352305" calcext:value-type="float">
            <text:p>352305</text:p>
          </table:table-cell>
          <table:table-cell office:value-type="string" calcext:value-type="string">
            <text:p>neutron</text:p>
          </table:table-cell>
          <table:table-cell office:value-type="float" office:value="10173109" calcext:value-type="float">
            <text:p>10173109</text:p>
          </table:table-cell>
          <table:table-cell office:value-type="string" calcext:value-type="string">
            <text:p>eta_prime</text:p>
          </table:table-cell>
          <table:table-cell office:value-type="float" office:value="3347" calcext:value-type="float">
            <text:p>3347</text:p>
          </table:table-cell>
          <table:table-cell office:value-type="string" calcext:value-type="string">
            <text:p>lambda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sigma+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sigma0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sigma-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xi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i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uteron</text:p>
          </table:table-cell>
          <table:table-cell office:value-type="float" office:value="13178" calcext:value-type="float">
            <text:p>13178</text:p>
          </table:table-cell>
          <table:table-cell office:value-type="string" calcext:value-type="string">
            <text:p>anti_He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iton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anti_alpha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630542" calcext:value-type="float">
            <text:p>10630542</text:p>
          </table:table-cell>
          <table:table-cell table:formula="of:=[.B32]/100000" office:value-type="float" office:value="106.30542" calcext:value-type="float">
            <text:p>106,30542</text:p>
          </table:table-cell>
          <table:table-cell office:value-type="string" calcext:value-type="string">
            <text:p>nu_mu</text:p>
          </table:table-cell>
          <table:table-cell office:value-type="float" office:value="2372632" calcext:value-type="float">
            <text:p>2372632</text:p>
          </table:table-cell>
          <table:table-cell office:value-type="string" calcext:value-type="string">
            <text:p>e-</text:p>
          </table:table-cell>
          <table:table-cell office:value-type="float" office:value="332601" calcext:value-type="float">
            <text:p>332601</text:p>
          </table:table-cell>
          <table:table-cell office:value-type="string" calcext:value-type="string">
            <text:p>pi0</text:p>
          </table:table-cell>
          <table:table-cell office:value-type="float" office:value="297716" calcext:value-type="float">
            <text:p>297716</text:p>
          </table:table-cell>
          <table:table-cell office:value-type="string" calcext:value-type="string">
            <text:p>pi-</text:p>
          </table:table-cell>
          <table:table-cell office:value-type="float" office:value="340733" calcext:value-type="float">
            <text:p>340733</text:p>
          </table:table-cell>
          <table:table-cell office:value-type="string" calcext:value-type="string">
            <text:p>kaon-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kaon0S</text:p>
          </table:table-cell>
          <table:table-cell office:value-type="float" office:value="5765" calcext:value-type="float">
            <text:p>5765</text:p>
          </table:table-cell>
          <table:table-cell office:value-type="string" calcext:value-type="string">
            <text:p>eta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proton</text:p>
          </table:table-cell>
          <table:table-cell office:value-type="float" office:value="366966" calcext:value-type="float">
            <text:p>366966</text:p>
          </table:table-cell>
          <table:table-cell office:value-type="string" calcext:value-type="string">
            <text:p>neutron</text:p>
          </table:table-cell>
          <table:table-cell office:value-type="float" office:value="10630542" calcext:value-type="float">
            <text:p>10630542</text:p>
          </table:table-cell>
          <table:table-cell office:value-type="string" calcext:value-type="string">
            <text:p>eta_prime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lambda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sigma+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igma0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sigma-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xi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i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</text:p>
          </table:table-cell>
          <table:table-cell office:value-type="float" office:value="13935" calcext:value-type="float">
            <text:p>13935</text:p>
          </table:table-cell>
          <table:table-cell office:value-type="string" calcext:value-type="string">
            <text:p>anti_He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riton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anti_alpha</text:p>
          </table:table-cell>
          <table:table-cell office:value-type="float" office:value="278" calcext:value-type="float">
            <text:p>278</text:p>
          </table:table-cell>
        </table:table-row>
      </table:table>
      <table:named-expressions/>
      <table:database-ranges>
        <table:database-range table:name="__Anonymous_Sheet_DB__0" table:target-range-address="Arkusz1.A10:Arkusz1.AMJ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4:44:00.466846739</meta:creation-date>
    <dc:date>2024-04-01T23:41:21.827095314</dc:date>
    <meta:editing-duration>PT1H8M44S</meta:editing-duration>
    <meta:editing-cycles>23</meta:editing-cycles>
    <meta:generator>LibreOffice/7.3.7.2$Linux_X86_64 LibreOffice_project/30$Build-2</meta:generator>
    <meta:document-statistic meta:table-count="1" meta:cell-count="82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1" chart:interval-minor-divis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04cm" chart:symbol-height="0.04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square" chart:symbol-width="0.04cm" chart:symbol-height="0.04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9cm" svg:height="10.387cm" xlink:href=".." xlink:type="simple" chart:class="chart:scatter" chart:column-mapping="0" chart:style-name="ch1">
        <chart:title svg:x="9.199cm" svg:y="0.343cm" chart:style-name="ch2">
          <text:p>N(E)</text:p>
        </chart:title>
        <chart:subtitle svg:x="6.434cm" svg:y="1.329cm" chart:style-name="ch3">
          <text:p>L=45cm sample 100 000 HC 100%Pb</text:p>
        </chart:subtitle>
        <chart:plot-area chart:style-name="ch4" table:cell-range-address="Arkusz1.A6:Arkusz1.B32 Arkusz1.B2:Arkusz1.B2" chart:data-source-has-labels="both" svg:x="1.4cm" svg:y="2.219cm" svg:width="17.701cm" svg:height="6.98cm">
          <chart:coordinate-region svg:x="3.133cm" svg:y="2.868cm" svg:width="14.234cm" svg:height="5.684cm"/>
          <chart:axis chart:dimension="x" chart:name="primary-x" chart:style-name="ch5" chartooo:axis-type="auto">
            <chart:title svg:x="10.087cm" svg:y="9.406cm" chart:style-name="ch6">
              <text:p>E</text:p>
            </chart:title>
            <chart:categories table:cell-range-address="Arkusz1.A6:Arkusz1.A32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451cm" svg:y="5.885cm" chart:style-name="ch11">
              <text:p>N</text:p>
            </chart:title>
            <chart:grid chart:style-name="ch7" chart:class="major"/>
          </chart:axis>
          <chart:axis chart:dimension="y" chart:name="secondary-y" chart:style-name="ch12"/>
          <chart:series chart:attached-axis="primary-y" chart:style-name="ch13" chart:values-cell-range-address="Arkusz1.B6:Arkusz1.B32" chart:label-cell-address="Arkusz1.B2:Arkusz1.B2" chart:class="chart:scatter">
            <chart:domain table:cell-range-address="Arkusz1.A6:Arkusz1.A32"/>
            <chart:data-point chart:style-name="ch14"/>
            <chart:data-point chart:repeated="2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0</text:p>
                <draw:g>
                  <svg:desc>Arkusz1.B2:Arkusz1.B2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Arkusz1.A6:Arkusz1.A32</svg:desc>
                </draw:g>
              </table:table-cell>
              <table:table-cell office:value-type="float" office:value="0.01">
                <text:p>0.01</text:p>
                <draw:g>
                  <svg:desc>Arkusz1.A6:Arkusz1.A32</svg:desc>
                </draw:g>
              </table:table-cell>
              <table:table-cell office:value-type="float" office:value="31">
                <text:p>31</text:p>
                <draw:g>
                  <svg:desc>Arkusz1.B6:Arkusz1.B32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6839">
                <text:p>6839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33852">
                <text:p>3385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144965">
                <text:p>14496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310442">
                <text:p>31044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507898">
                <text:p>50789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716120">
                <text:p>71612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924433">
                <text:p>92443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1135011">
                <text:p>113501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85629">
                <text:p>168562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2343340">
                <text:p>234334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887728">
                <text:p>28877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782458">
                <text:p>37824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599911">
                <text:p>45999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369368">
                <text:p>53693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071212">
                <text:p>60712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669244">
                <text:p>66692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213370">
                <text:p>721337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732371">
                <text:p>77323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248030">
                <text:p>824803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733396">
                <text:p>87333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230493">
                <text:p>923049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682176">
                <text:p>968217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173109">
                <text:p>1017310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630542">
                <text:p>106305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3" chart:interval-major="0.2" chart:interval-minor-divis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52cm" svg:height="11.11cm" xlink:href=".." xlink:type="simple" chart:class="chart:scatter" chart:style-name="ch1">
        <chart:title svg:x="9.092cm" svg:y="0.358cm" chart:style-name="ch2">
          <text:p>Nn0(E)</text:p>
        </chart:title>
        <chart:subtitle svg:x="7.583cm" svg:y="1.359cm" chart:style-name="ch3">
          <text:p>L=45cm 100%Pb 100 000</text:p>
        </chart:subtitle>
        <chart:plot-area chart:style-name="ch4" table:cell-range-address="Arkusz1.A2:Arkusz1.A20 Arkusz1.C2:Arkusz1.C20" svg:x="1.406cm" svg:y="2.264cm" svg:width="17.951cm" svg:height="7.643cm">
          <chart:coordinate-region svg:x="2.027cm" svg:y="2.463cm" svg:width="17.236cm" svg:height="6.797cm"/>
          <chart:axis chart:dimension="x" chart:name="primary-x" chart:style-name="ch5">
            <chart:title svg:x="9.755cm" svg:y="10.129cm" chart:style-name="ch6">
              <text:p>E (GeV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6.367cm" chart:style-name="ch10">
              <text:p>n/p</text:p>
            </chart:title>
            <chart:grid chart:style-name="ch7" chart:class="major"/>
          </chart:axis>
          <chart:series chart:style-name="ch11" chart:values-cell-range-address="Arkusz1.C2:Arkusz1.C20" chart:class="chart:scatter">
            <chart:domain table:cell-range-address="Arkusz1.A2:Arkusz1.A20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Arkusz1.A2:Arkusz1.A20</svg:desc>
                </draw:g>
              </table:table-cell>
              <table:table-cell office:value-type="float" office:value="0">
                <text:p>0</text:p>
                <draw:g>
                  <svg:desc>Arkusz1.C2:Arkusz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">
                <text:p>0.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">
                <text:p>0.02</text:p>
              </table:table-cell>
              <table:table-cell office:value-type="float" office:value="0.00349">
                <text:p>0.00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">
                <text:p>0.03</text:p>
              </table:table-cell>
              <table:table-cell office:value-type="float" office:value="0.01601">
                <text:p>0.01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0.06839">
                <text:p>0.06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33852">
                <text:p>0.33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1.44965">
                <text:p>1.449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3.10442">
                <text:p>3.104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5.07898">
                <text:p>5.07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">
                <text:p>0.5</text:p>
              </table:table-cell>
              <table:table-cell office:value-type="float" office:value="7.1612">
                <text:p>7.1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9.24433">
                <text:p>9.24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11.35011">
                <text:p>11.350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6.85629">
                <text:p>16.856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23.4334">
                <text:p>23.4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8.87728">
                <text:p>28.877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7.82458">
                <text:p>37.824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52cm" svg:height="11.11cm" xlink:href=".." xlink:type="simple" chart:class="chart:scatter" chart:style-name="ch1">
        <chart:title svg:x="9.092cm" svg:y="0.358cm" chart:style-name="ch2">
          <text:p>Nn0(E)</text:p>
        </chart:title>
        <chart:subtitle svg:x="7.583cm" svg:y="1.359cm" chart:style-name="ch3">
          <text:p>L=45cm 100%Pb 100 000</text:p>
        </chart:subtitle>
        <chart:plot-area chart:style-name="ch4" table:cell-range-address="Arkusz1.A2:Arkusz1.A32 Arkusz1.C2:Arkusz1.C32" svg:x="1.406cm" svg:y="2.264cm" svg:width="17.951cm" svg:height="7.643cm">
          <chart:coordinate-region svg:x="2.213cm" svg:y="2.463cm" svg:width="16.957cm" svg:height="6.797cm"/>
          <chart:axis chart:dimension="x" chart:name="primary-x" chart:style-name="ch5">
            <chart:title svg:x="9.755cm" svg:y="10.129cm" chart:style-name="ch6">
              <text:p>E (GeV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6.367cm" chart:style-name="ch10">
              <text:p>n/p</text:p>
            </chart:title>
            <chart:grid chart:style-name="ch7" chart:class="major"/>
          </chart:axis>
          <chart:series chart:style-name="ch11" chart:values-cell-range-address="Arkusz1.C2:Arkusz1.C32" chart:class="chart:scatter">
            <chart:domain table:cell-range-address="Arkusz1.A2:Arkusz1.A32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Arkusz1.A2:Arkusz1.A32</svg:desc>
                </draw:g>
              </table:table-cell>
              <table:table-cell office:value-type="float" office:value="0">
                <text:p>0</text:p>
                <draw:g>
                  <svg:desc>Arkusz1.C2:Arkusz1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">
                <text:p>0.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">
                <text:p>0.02</text:p>
              </table:table-cell>
              <table:table-cell office:value-type="float" office:value="0.00349">
                <text:p>0.00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">
                <text:p>0.03</text:p>
              </table:table-cell>
              <table:table-cell office:value-type="float" office:value="0.01601">
                <text:p>0.01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0.06839">
                <text:p>0.06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33852">
                <text:p>0.33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1.44965">
                <text:p>1.449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3.10442">
                <text:p>3.104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5.07898">
                <text:p>5.07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">
                <text:p>0.5</text:p>
              </table:table-cell>
              <table:table-cell office:value-type="float" office:value="7.1612">
                <text:p>7.1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9.24433">
                <text:p>9.24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11.35011">
                <text:p>11.350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6.85629">
                <text:p>16.856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23.4334">
                <text:p>23.4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8.87728">
                <text:p>28.877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7.82458">
                <text:p>37.824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5.99911">
                <text:p>45.999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53.69368">
                <text:p>53.693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60.71212">
                <text:p>60.71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66.69244">
                <text:p>66.692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72.1337">
                <text:p>72.13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77.32371">
                <text:p>77.323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82.4803">
                <text:p>82.48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87.33396">
                <text:p>87.333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92.30493">
                <text:p>92.304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96.82176">
                <text:p>96.82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01.73109">
                <text:p>101.731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06.30542">
                <text:p>106.305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201cm" style:legend-expansion="high" chart:style-name="ch2"/>
        <chart:plot-area chart:style-name="ch3" table:cell-range-address="Arkusz1.A2:Arkusz1.B6" svg:x="0.32cm" svg:y="0.18cm" svg:width="12.323cm" svg:height="8.64cm">
          <chart:coordinate-region svg:x="0.941cm" svg:y="0.379cm" svg:width="11.27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B2:Arkusz1.B6" chart:class="chart:scatter">
            <chart:domain table:cell-range-address="Arkusz1.A2:Arkusz1.A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Arkusz1.A2:Arkusz1.A6</svg:desc>
                </draw:g>
              </table:table-cell>
              <table:table-cell office:value-type="float" office:value="0">
                <text:p>0</text:p>
                <draw:g>
                  <svg:desc>Arkusz1.B2:Arkusz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">
                <text:p>0.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">
                <text:p>0.0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